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3.15cm" fo:min-width="2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55cm" fo:min-width="6.1cm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4.55cm" fo:min-width="26.9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color="#729fcf"/>
    </style:style>
    <style:style style:name="P7" style:family="paragraph">
      <loext:graphic-properties draw:fill="none" draw:fill-color="#729fcf"/>
      <style:text-properties fo:color="#729fcf"/>
    </style:style>
    <style:style style:name="P8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729fcf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0.502cm" svg:height="1.187cm" svg:x="2.4cm" svg:y="6.195cm">
          <draw:text-box>
            <text:p/>
          </draw:text-box>
        </draw:frame>
        <draw:custom-shape draw:style-name="gr2" draw:text-style-name="P3" draw:layer="layout" svg:width="3cm" svg:height="3.4cm" svg:x="1cm" svg:y="7.4cm">
          <text:p text:style-name="P2"><text:span text:style-name="T1">Deer Car Car</text:span></text:p>
          <text:p text:style-name="P2"><text:span text:style-name="T1">Car River Beer</text:span></text:p>
          <text:p text:style-name="P2"><text:span text:style-name="T1">River Car Beer</text:span></text:p>
          <text:p text:style-name="P2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763cm" svg:height="0.962cm" svg:x="1cm" svg:y="6.438cm">
          <draw:text-box>
            <text:p>Input.txt</text:p>
          </draw:text-box>
        </draw:frame>
        <draw:line draw:style-name="gr3" draw:text-style-name="P4" draw:layer="layout" svg:x1="4.2cm" svg:y1="9cm" svg:x2="5.8cm" svg:y2="4.8cm">
          <text:p/>
        </draw:line>
        <draw:line draw:style-name="gr3" draw:text-style-name="P4" draw:layer="layout" svg:x1="4.2cm" svg:y1="9.6cm" svg:x2="5.6cm" svg:y2="9.6cm">
          <text:p/>
        </draw:line>
        <draw:line draw:style-name="gr3" draw:text-style-name="P4" draw:layer="layout" svg:x1="4.2cm" svg:y1="10.4cm" svg:x2="5.8cm" svg:y2="15.2cm">
          <text:p/>
        </draw:line>
        <draw:frame draw:style-name="gr1" draw:text-style-name="P1" draw:layer="layout" svg:width="2.128cm" svg:height="0.962cm" svg:x="5.672cm" svg:y="9.2cm">
          <draw:text-box>
            <text:p>S1.txt</text:p>
          </draw:text-box>
        </draw:frame>
        <draw:frame draw:style-name="gr1" draw:text-style-name="P1" draw:layer="layout" svg:width="2.128cm" svg:height="0.962cm" svg:x="5.8cm" svg:y="4.2cm">
          <draw:text-box>
            <text:p>S0.txt</text:p>
          </draw:text-box>
        </draw:frame>
        <draw:frame draw:style-name="gr1" draw:text-style-name="P1" draw:layer="layout" svg:width="2.128cm" svg:height="0.962cm" svg:x="5.872cm" svg:y="14.638cm">
          <draw:text-box>
            <text:p>S2.txt</text:p>
          </draw:text-box>
        </draw:frame>
        <draw:line draw:style-name="gr3" draw:text-style-name="P4" draw:layer="layout" svg:x1="8.2cm" svg:y1="4.8cm" svg:x2="10cm" svg:y2="4.8cm">
          <text:p/>
        </draw:line>
        <draw:line draw:style-name="gr3" draw:text-style-name="P4" draw:layer="layout" svg:x1="8.2cm" svg:y1="9.7cm" svg:x2="10cm" svg:y2="9.7cm">
          <text:p/>
        </draw:line>
        <draw:line draw:style-name="gr3" draw:text-style-name="P4" draw:layer="layout" svg:x1="8.2cm" svg:y1="15.1cm" svg:x2="10cm" svg:y2="15.1cm">
          <text:p/>
        </draw:line>
        <draw:frame draw:style-name="gr1" draw:text-style-name="P5" draw:layer="layout" svg:width="2.754cm" svg:height="0.962cm" svg:x="9.924cm" svg:y="4.4cm">
          <draw:text-box>
            <text:p><text:span text:style-name="T2">lame1</text:span><text:span text:style-name="T2">0:</text:span></text:p>
          </draw:text-box>
        </draw:frame>
        <draw:frame draw:style-name="gr1" draw:text-style-name="P5" draw:layer="layout" svg:width="2.754cm" svg:height="0.962cm" svg:x="9.97cm" svg:y="14.638cm">
          <draw:text-box>
            <text:p><text:span text:style-name="T2">lame12</text:span><text:span text:style-name="T2">:</text:span></text:p>
          </draw:text-box>
        </draw:frame>
        <draw:frame draw:style-name="gr1" draw:text-style-name="P5" draw:layer="layout" svg:width="2.708cm" svg:height="0.962cm" svg:x="9.97cm" svg:y="9.238cm">
          <draw:text-box>
            <text:p><text:span text:style-name="T2">lame11</text:span><text:span text:style-name="T2">:</text:span></text:p>
          </draw:text-box>
        </draw:frame>
        <draw:frame draw:style-name="gr1" draw:text-style-name="P1" draw:layer="layout" svg:width="1.734cm" svg:height="0.962cm" svg:x="4cm" svg:y="3cm">
          <draw:text-box>
            <text:p>Split</text:p>
          </draw:text-box>
        </draw:frame>
        <draw:frame draw:style-name="gr1" draw:text-style-name="P1" draw:layer="layout" svg:width="1.734cm" svg:height="0.962cm" svg:x="13.266cm" svg:y="3cm">
          <draw:text-box>
            <text:p>Map</text:p>
          </draw:text-box>
        </draw:frame>
        <draw:frame draw:style-name="gr1" draw:text-style-name="P1" draw:layer="layout" svg:width="2.691cm" svg:height="2.384cm" svg:x="12.8cm" svg:y="4.4cm">
          <draw:text-box>
            <text:p>UM0.txt</text:p>
            <text:p><text:span text:style-name="T3">Deer 1</text:span></text:p>
            <text:p><text:span text:style-name="T3">Car 1</text:span></text:p>
            <text:p><text:span text:style-name="T3">Car 1</text:span></text:p>
          </draw:text-box>
        </draw:frame>
        <draw:line draw:style-name="gr4" draw:text-style-name="P4" draw:layer="layout" svg:x1="14.5cm" svg:y1="5.6cm" svg:x2="15.9cm" svg:y2="5.6cm">
          <text:p/>
        </draw:line>
        <draw:line draw:style-name="gr4" draw:text-style-name="P4" draw:layer="layout" svg:x1="14.5cm" svg:y1="6cm" svg:x2="15.9cm" svg:y2="6cm">
          <text:p/>
        </draw:line>
        <draw:line draw:style-name="gr4" draw:text-style-name="P4" draw:layer="layout" svg:x1="14.5cm" svg:y1="6.387cm" svg:x2="15.9cm" svg:y2="6.387cm">
          <text:p/>
        </draw:line>
        <draw:frame draw:style-name="gr1" draw:text-style-name="P1" draw:layer="layout" svg:width="3.55cm" svg:height="0.725cm" svg:x="15.8cm" svg:y="5.162cm">
          <draw:text-box>
            <text:p><text:span text:style-name="T3">6632-lame10.txt</text:span></text:p>
          </draw:text-box>
        </draw:frame>
        <draw:frame draw:style-name="gr1" draw:text-style-name="P1" draw:layer="layout" svg:width="3.55cm" svg:height="0.725cm" svg:x="15.8cm" svg:y="5.562cm">
          <draw:text-box>
            <text:p><text:span text:style-name="T3">1577-</text:span><text:span text:style-name="T3">lame10.txt</text:span></text:p>
          </draw:text-box>
        </draw:frame>
        <draw:frame draw:style-name="gr1" draw:text-style-name="P1" draw:layer="layout" svg:width="3.55cm" svg:height="0.725cm" svg:x="15.8cm" svg:y="5.962cm">
          <draw:text-box>
            <text:p><text:span text:style-name="T3">1577-lame10.txt</text:span></text:p>
          </draw:text-box>
        </draw:frame>
        <draw:frame draw:style-name="gr1" draw:text-style-name="P1" draw:layer="layout" svg:width="2.691cm" svg:height="1.436cm" svg:x="12.6cm" svg:y="9.4cm">
          <draw:text-box>
            <text:p>UM1.txt</text:p>
            <text:p><text:span text:style-name="T3">Car 1</text:span></text:p>
          </draw:text-box>
        </draw:frame>
        <draw:line draw:style-name="gr4" draw:text-style-name="P4" draw:layer="layout" svg:x1="14cm" svg:y1="10.5cm" svg:x2="15.4cm" svg:y2="10.5cm">
          <text:p/>
        </draw:line>
        <draw:frame draw:style-name="gr1" draw:text-style-name="P1" draw:layer="layout" svg:width="3.516cm" svg:height="0.725cm" svg:x="15.3cm" svg:y="10.162cm">
          <draw:text-box>
            <text:p><text:span text:style-name="T3">1577-lame11.txt</text:span></text:p>
          </draw:text-box>
        </draw:frame>
        <draw:line draw:style-name="gr4" draw:text-style-name="P4" draw:layer="layout" svg:x1="19.3cm" svg:y1="5.6cm" svg:x2="20.7cm" svg:y2="5.6cm">
          <text:p/>
        </draw:line>
        <draw:path draw:style-name="gr4" draw:text-style-name="P4" draw:layer="layout" svg:width="0.614cm" svg:height="0.639cm" draw:transform="rotate (-0.643502895210309) translate (19.3500000000022cm 5.79999999999701cm)" svg:viewBox="0 0 615 640" svg:d="M0 0c1000 0 480 640 480 640">
          <text:p/>
        </draw:path>
        <draw:frame draw:style-name="gr1" draw:text-style-name="P1" draw:layer="layout" svg:width="3.135cm" svg:height="0.645cm" svg:x="20.465cm" svg:y="3.8cm">
          <draw:text-box>
            <text:p><text:span text:style-name="T4">/shufflesreceived</text:span></text:p>
          </draw:text-box>
        </draw:frame>
        <draw:frame draw:style-name="gr1" draw:text-style-name="P1" draw:layer="layout" svg:width="0.875cm" svg:height="0.962cm" svg:x="19cm" svg:y="5.725cm">
          <draw:text-box>
            <text:p>+</text:p>
          </draw:text-box>
        </draw:frame>
        <draw:line draw:style-name="gr4" draw:text-style-name="P4" draw:layer="layout" svg:x1="19.706cm" svg:y1="6.3cm" svg:x2="20.6cm" svg:y2="8.4cm">
          <text:p/>
        </draw:line>
        <draw:line draw:style-name="gr4" draw:text-style-name="P4" draw:layer="layout" svg:x1="19.4cm" svg:y1="10.6cm" svg:x2="20.6cm" svg:y2="8.4cm">
          <text:p/>
        </draw:line>
        <draw:line draw:style-name="gr4" draw:text-style-name="P4" draw:layer="layout" svg:x1="24.1cm" svg:y1="5.6cm" svg:x2="25.5cm" svg:y2="5.6cm">
          <text:p/>
        </draw:line>
        <draw:frame draw:style-name="gr1" draw:text-style-name="P1" draw:layer="layout" svg:width="1.776cm" svg:height="0.725cm" svg:x="25.6cm" svg:y="5.2cm">
          <draw:text-box>
            <text:p><text:span text:style-name="T3">Deer 1</text:span></text:p>
          </draw:text-box>
        </draw:frame>
        <draw:line draw:style-name="gr4" draw:text-style-name="P4" draw:layer="layout" svg:x1="24.2cm" svg:y1="8.4cm" svg:x2="25.6cm" svg:y2="8.4cm">
          <text:p/>
        </draw:line>
        <draw:frame draw:style-name="gr1" draw:text-style-name="P1" draw:layer="layout" svg:width="1.539cm" svg:height="0.725cm" svg:x="25.7cm" svg:y="8.001cm">
          <draw:text-box>
            <text:p><text:span text:style-name="T3">Car 3</text:span></text:p>
          </draw:text-box>
        </draw:frame>
        <draw:frame draw:style-name="gr1" draw:text-style-name="P1" draw:layer="layout" svg:width="2.462cm" svg:height="0.962cm" svg:x="17.866cm" svg:y="3cm">
          <draw:text-box>
            <text:p>Shuffle</text:p>
          </draw:text-box>
        </draw:frame>
        <draw:frame draw:style-name="gr1" draw:text-style-name="P1" draw:layer="layout" svg:width="2.682cm" svg:height="0.962cm" svg:x="23.466cm" svg:y="3cm">
          <draw:text-box>
            <text:p>Reduce</text:p>
          </draw:text-box>
        </draw:frame>
        <draw:custom-shape draw:style-name="gr5" draw:text-style-name="P4" draw:layer="layout" svg:width="6.6cm" svg:height="3.8cm" svg:x="12.6cm" svg:y="4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727cm" svg:height="0.962cm" svg:x="12.5cm" svg:y="7.4cm">
          <draw:text-box>
            <text:p text:style-name="P6"><text:span text:style-name="T5">Same </text:span><text:span text:style-name="T5">machine</text:span></text:p>
          </draw:text-box>
        </draw:frame>
        <draw:frame draw:style-name="gr1" draw:text-style-name="P1" draw:layer="layout" svg:width="3.55cm" svg:height="0.725cm" svg:x="20.6cm" svg:y="5.275cm">
          <draw:text-box>
            <text:p><text:span text:style-name="T3">6632-lame10.txt</text:span></text:p>
          </draw:text-box>
        </draw:frame>
        <draw:frame draw:style-name="gr1" draw:text-style-name="P1" draw:layer="layout" svg:width="1.065cm" svg:height="0.962cm" svg:x="20.135cm" svg:y="7cm">
          <draw:text-box>
            <text:p>%</text:p>
          </draw:text-box>
        </draw:frame>
        <draw:frame draw:style-name="gr1" draw:text-style-name="P1" draw:layer="layout" svg:width="1.065cm" svg:height="0.962cm" svg:x="20.136cm" svg:y="8.7cm">
          <draw:text-box>
            <text:p>%</text:p>
          </draw:text-box>
        </draw:frame>
        <draw:frame draw:style-name="gr1" draw:text-style-name="P1" draw:layer="layout" svg:width="1.065cm" svg:height="0.962cm" svg:x="19.437cm" svg:y="4.8cm">
          <draw:text-box>
            <text:p>%</text:p>
          </draw:text-box>
        </draw:frame>
        <draw:custom-shape draw:style-name="gr5" draw:text-style-name="P4" draw:layer="layout" svg:width="6.6cm" svg:height="3.8cm" svg:x="12.6cm" svg:y="9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5cm" svg:height="0.725cm" svg:x="20.75cm" svg:y="7.875cm">
          <draw:text-box>
            <text:p><text:span text:style-name="T3">1577-lame10.txt</text:span></text:p>
          </draw:text-box>
        </draw:frame>
        <draw:frame draw:style-name="gr1" draw:text-style-name="P1" draw:layer="layout" svg:width="3.516cm" svg:height="0.725cm" svg:x="20.7cm" svg:y="8.363cm">
          <draw:text-box>
            <text:p><text:span text:style-name="T3">1577-lame11.txt</text:span></text:p>
          </draw:text-box>
        </draw:frame>
        <draw:frame draw:style-name="gr1" draw:text-style-name="P1" draw:layer="layout" svg:width="1.806cm" svg:height="0.645cm" svg:x="16.065cm" svg:y="3.8cm">
          <draw:text-box>
            <text:p><text:span text:style-name="T4">/shuffles</text:span></text:p>
          </draw:text-box>
        </draw:frame>
        <draw:frame draw:style-name="gr1" draw:text-style-name="P1" draw:layer="layout" svg:width="1.459cm" svg:height="0.645cm" svg:x="12.865cm" svg:y="3.801cm">
          <draw:text-box>
            <text:p><text:span text:style-name="T4">/maps</text:span></text:p>
          </draw:text-box>
        </draw:frame>
        <draw:frame draw:style-name="gr1" draw:text-style-name="P1" draw:layer="layout" svg:width="1.399cm" svg:height="0.645cm" svg:x="6.066cm" svg:y="3.802cm">
          <draw:text-box>
            <text:p><text:span text:style-name="T4">/splits</text:span></text:p>
          </draw:text-box>
        </draw:frame>
        <draw:frame draw:style-name="gr1" draw:text-style-name="P1" draw:layer="layout" svg:width="1.852cm" svg:height="0.645cm" svg:x="25.466cm" svg:y="3.801cm">
          <draw:text-box>
            <text:p><text:span text:style-name="T4">/reduces</text:span></text:p>
          </draw:text-box>
        </draw:frame>
        <draw:line draw:style-name="gr4" draw:text-style-name="P4" draw:layer="layout" svg:x1="13.9cm" svg:y1="2.2cm" svg:x2="24.8cm" svg:y2="2.2cm">
          <text:p/>
        </draw:line>
        <draw:line draw:style-name="gr4" draw:text-style-name="P4" draw:layer="layout" svg:x1="13.9cm" svg:y1="2.2cm" svg:x2="13.9cm" svg:y2="2.6cm">
          <text:p/>
        </draw:line>
        <draw:line draw:style-name="gr4" draw:text-style-name="P4" draw:layer="layout" svg:x1="19.1cm" svg:y1="2.2cm" svg:x2="19.1cm" svg:y2="2.6cm">
          <text:p/>
        </draw:line>
        <draw:line draw:style-name="gr4" draw:text-style-name="P4" draw:layer="layout" svg:x1="24.8cm" svg:y1="2.2cm" svg:x2="24.8cm" svg:y2="2.6cm">
          <text:p/>
        </draw:line>
        <draw:frame draw:style-name="gr1" draw:text-style-name="P1" draw:layer="layout" svg:width="0.68cm" svg:height="0.607cm" svg:x="13.6cm" svg:y="2.6cm">
          <draw:text-box>
            <text:p><text:span text:style-name="T6">0</text:span></text:p>
          </draw:text-box>
        </draw:frame>
        <draw:frame draw:style-name="gr1" draw:text-style-name="P1" draw:layer="layout" svg:width="0.68cm" svg:height="0.607cm" svg:x="18.8cm" svg:y="2.601cm">
          <draw:text-box>
            <text:p><text:span text:style-name="T6">1</text:span></text:p>
          </draw:text-box>
        </draw:frame>
        <draw:frame draw:style-name="gr1" draw:text-style-name="P1" draw:layer="layout" svg:width="0.68cm" svg:height="0.607cm" svg:x="24.5cm" svg:y="2.602cm">
          <draw:text-box>
            <text:p><text:span text:style-name="T6">2</text:span></text:p>
          </draw:text-box>
        </draw:frame>
        <draw:frame draw:style-name="gr1" draw:text-style-name="P1" draw:layer="layout" svg:width="2.5cm" svg:height="0.962cm" svg:x="17.866cm" svg:y="1.2cm">
          <draw:text-box>
            <text:p>SLAVE</text:p>
          </draw:text-box>
        </draw:frame>
        <draw:frame draw:style-name="gr1" draw:text-style-name="P1" draw:layer="layout" svg:width="2.462cm" svg:height="0.962cm" svg:x="17.866cm" svg:y="3cm">
          <draw:text-box>
            <text:p>Shuffle</text:p>
          </draw:text-box>
        </draw:frame>
        <draw:frame draw:style-name="gr1" draw:text-style-name="P1" draw:layer="layout" svg:width="3.148cm" svg:height="0.962cm" svg:x="0.8cm" svg:y="0.038cm">
          <draw:text-box>
            <text:p>MASTER</text:p>
          </draw:text-box>
        </draw:frame>
        <draw:custom-shape draw:style-name="gr7" draw:text-style-name="P4" draw:layer="layout" svg:width="27.4cm" svg:height="14.8cm" svg:x="0.4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stroke-dash="Dashed_20__28_var_29__20_3" svg:stroke-color="#3465a4" draw:fill="none" draw:fill-gradient-name="Gradient_20_2" draw:fill-hatch-name="Hatching_20_1" draw:fill-image-name="Bitmap_20_1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6T18:38:05.937953129</meta:creation-date>
    <dc:date>2019-12-26T19:38:31.705071251</dc:date>
    <meta:editing-duration>PT6M59S</meta:editing-duration>
    <meta:editing-cycles>1</meta:editing-cycles>
    <meta:document-statistic meta:object-count="86"/>
    <meta:generator>LibreOffice/6.0.7.3$Linux_X86_64 LibreOffice_project/00m0$Build-3</meta:generator>
  </office:meta>
</office:document-meta>
</file>